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true" fo:min-height="1.494cm" fo:padding-top="0cm" fo:padding-bottom="0cm" fo:padding-left="0cm" fo:padding-right="0cm" fo:wrap-option="no-wrap"/>
    </style:style>
    <style:style style:name="gr3" style:family="graphic" style:parent-style-name="standard">
      <style:graphic-properties draw:textarea-horizontal-align="justify" draw:textarea-vertical-align="middle" draw:auto-grow-height="true" fo:min-height="1.524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000000" draw:fill="solid" draw:fill-color="#ffffcc" draw:textarea-horizontal-align="center" draw:auto-grow-height="true" draw:auto-grow-width="true" fo:min-height="1.426cm" fo:min-width="3.293cm" draw:shadow="visible" draw:shadow-offset-x="0.305cm" draw:shadow-offset-y="0.305cm"/>
    </style:style>
    <style:style style:name="gr5" style:family="graphic" style:parent-style-name="standard">
      <style:graphic-properties draw:textarea-horizontal-align="justify" draw:textarea-vertical-align="middle" draw:auto-grow-height="true" fo:min-height="1.655cm" fo:wrap-option="no-wrap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draw:textarea-horizontal-align="justify" draw:textarea-vertical-align="middle" draw:auto-grow-height="true" fo:min-height="1.576cm" fo:padding-top="0cm" fo:padding-bottom="0cm" fo:padding-left="0cm" fo:padding-right="0cm" fo:wrap-option="no-wrap"/>
    </style:style>
    <style:style style:name="gr8" style:family="graphic" style:parent-style-name="standard">
      <style:graphic-properties draw:marker-end="Arrow" draw:marker-end-width="0.3cm"/>
    </style:style>
    <style:style style:name="gr9" style:family="graphic" style:parent-style-name="standard">
      <style:graphic-properties draw:textarea-horizontal-align="justify" draw:textarea-vertical-align="middle" draw:auto-grow-height="true" fo:min-height="1.183cm" fo:wrap-option="no-wrap"/>
    </style:style>
    <style:style style:name="gr10" style:family="graphic" style:parent-style-name="standard">
      <style:graphic-properties draw:textarea-horizontal-align="justify" draw:textarea-vertical-align="middle" draw:auto-grow-height="true" fo:min-height="1.02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2" draw:layer="layout" svg:x1="8.937cm" svg:y1="6.827cm" svg:x2="15.922cm" svg:y2="2.905cm" draw:start-shape="id1" draw:start-glue-point="4" draw:end-shape="id2">
          <text:p text:style-name="P1"><text:span text:style-name="T1">YES</text:span></text:p>
        </draw:connector>
        <draw:connector draw:style-name="gr1" draw:text-style-name="P2" draw:layer="layout" svg:x1="8.937cm" svg:y1="8.321cm" svg:x2="10.525cm" svg:y2="11.488cm" draw:start-shape="id1" draw:start-glue-point="6" draw:end-shape="id3" draw:end-glue-point="5">
          <text:p text:style-name="P1"><text:span text:style-name="T1">NO</text:span></text:p>
        </draw:connector>
        <draw:custom-shape draw:style-name="gr2" draw:text-style-name="P1" draw:id="id1" draw:layer="layout" svg:width="4.445cm" svg:height="1.494cm" svg:x="6.715cm" svg:y="6.827cm">
          <text:p text:style-name="P1"><text:span text:style-name="T1">Inventory Id already exists in databas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id="id12" draw:layer="layout" svg:width="2.54cm" svg:height="1.524cm" svg:x="9.89cm" svg:y="25.099cm">
          <text:p text:style-name="P1"><text:span text:style-name="T1">Sample is sav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4" draw:text-style-name="P4" draw:layer="layout" svg:width="5.226cm" svg:height="2.147cm" svg:x="1cm" svg:y="24.793cm">
          <draw:text-box>
            <text:p text:style-name="P3"><text:span text:style-name="T2">Cabinet Link/Assign form</text:span></text:p>
            <text:p text:style-name="P3"><text:span text:style-name="T2"/></text:p>
            <text:p text:style-name="P3"><text:span text:style-name="T2">Current implementation </text:span></text:p>
            <text:p text:style-name="P3"><text:span text:style-name="T2">in Biobank2</text:span></text:p>
          </draw:text-box>
        </draw:frame>
        <draw:custom-shape draw:style-name="gr5" draw:text-style-name="P1" draw:id="id4" draw:layer="layout" svg:width="3.175cm" svg:height="1.905cm" svg:x="2.27cm" svg:y="1cm">
          <text:p text:style-name="P1"><text:span text:style-name="T1">Enter patient number + hit enter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5" draw:layer="layout" svg:width="3.175cm" svg:height="1.905cm" svg:x="8.62cm" svg:y="1cm">
          <text:p text:style-name="P1"><text:span text:style-name="T1">Select a visit + hit enter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2" draw:layer="layout" svg:width="3.175cm" svg:height="1.905cm" svg:x="14.335cm" svg:y="1cm">
          <text:p text:style-name="P1"><text:span text:style-name="T1">Enter Inventory Id + hit enter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6" draw:layer="layout" svg:width="3.175cm" svg:height="1.905cm" svg:x="16.24cm" svg:y="5.445cm">
          <text:p text:style-name="P1"><text:span text:style-name="T1">Enter position + hit enter key or click on Sc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5.445cm" svg:y1="1.952cm" svg:x2="8.62cm" svg:y2="1.952cm" draw:start-shape="id4" draw:start-glue-point="1" draw:end-shape="id5">
          <text:p text:style-name="P3"/>
        </draw:connector>
        <draw:connector draw:style-name="gr6" draw:text-style-name="P5" draw:layer="layout" draw:type="line" svg:x1="11.795cm" svg:y1="1.952cm" svg:x2="14.335cm" svg:y2="1.952cm" draw:start-shape="id5" draw:end-shape="id2">
          <text:p text:style-name="P3"/>
        </draw:connector>
        <draw:connector draw:style-name="gr6" draw:text-style-name="P5" draw:layer="layout" svg:x1="17.51cm" svg:y1="1.952cm" svg:x2="17.827cm" svg:y2="5.445cm" draw:start-shape="id2" draw:start-glue-point="7" draw:end-shape="id6" draw:end-glue-point="4">
          <text:p text:style-name="P3"/>
        </draw:connector>
        <draw:connector draw:style-name="gr6" draw:text-style-name="P5" draw:layer="layout" svg:x1="16.24cm" svg:y1="6.397cm" svg:x2="11.16cm" svg:y2="7.573cm" draw:start-shape="id6" draw:end-shape="id1" draw:end-glue-point="7">
          <text:p text:style-name="P3"/>
        </draw:connector>
        <draw:custom-shape draw:style-name="gr7" draw:text-style-name="P1" draw:id="id3" draw:layer="layout" svg:width="3.81cm" svg:height="1.576cm" svg:x="10.525cm" svg:y="10.701cm">
          <text:p text:style-name="P1"><text:span text:style-name="T1">Cabinet/Drawer/Bin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14.335cm" svg:y1="11.488cm" svg:x2="17.827cm" svg:y2="7.35cm" draw:start-shape="id3" draw:start-glue-point="7" draw:end-shape="id6" draw:end-glue-point="6">
          <text:p text:style-name="P1"><text:span text:style-name="T1">NO</text:span></text:p>
        </draw:connector>
        <draw:custom-shape draw:style-name="gr7" draw:text-style-name="P1" draw:id="id7" draw:layer="layout" svg:width="3.81cm" svg:height="1.576cm" svg:x="10.525cm" svg:y="14.512cm">
          <text:p text:style-name="P1"><text:span text:style-name="T1">Position free in Bi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12.429cm" svg:y1="12.277cm" svg:x2="12.429cm" svg:y2="14.512cm" draw:start-shape="id3" draw:start-glue-point="6" draw:end-shape="id7" draw:end-glue-point="4">
          <text:p text:style-name="P1"><text:span text:style-name="T1">YES</text:span></text:p>
        </draw:connector>
        <draw:connector draw:style-name="gr8" draw:text-style-name="P2" draw:layer="layout" svg:x1="14.335cm" svg:y1="15.3cm" svg:x2="19.415cm" svg:y2="6.397cm" draw:start-shape="id7" draw:end-shape="id6" draw:end-glue-point="7">
          <text:p text:style-name="P1"><text:span text:style-name="T1">NO</text:span></text:p>
        </draw:connector>
        <draw:custom-shape draw:style-name="gr5" draw:text-style-name="P1" draw:id="id8" draw:layer="layout" svg:width="3.175cm" svg:height="1.905cm" svg:x="3.54cm" svg:y="16.24cm">
          <text:p text:style-name="P1"><text:span text:style-name="T1">Position display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0.525cm" svg:y1="15.3cm" svg:x2="5.127cm" svg:y2="16.24cm" draw:start-shape="id7" draw:end-shape="id8" draw:end-glue-point="4">
          <text:p text:style-name="P1"><text:span text:style-name="T1">YES</text:span></text:p>
        </draw:connector>
        <draw:custom-shape draw:style-name="gr7" draw:text-style-name="P1" draw:id="id9" draw:layer="layout" svg:width="3.81cm" svg:height="1.576cm" svg:x="9.89cm" svg:y="18.957cm">
          <text:p text:style-name="P1"><text:span text:style-name="T1">Only one type into this bi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draw:id="id10" draw:layer="layout" svg:width="2.54cm" svg:height="1.433cm" svg:x="4.81cm" svg:y="21.239cm">
          <text:p text:style-name="P1"><text:span text:style-name="T1">User check this is corr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id="id11" draw:layer="layout" svg:width="1.905cm" svg:height="1.27cm" svg:x="10.525cm" svg:y="22.59cm">
          <text:p text:style-name="P1"><text:span text:style-name="T1">Confi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9.89cm" svg:y1="19.745cm" svg:x2="6.079cm" svg:y2="21.239cm" draw:start-shape="id9" draw:end-shape="id10" draw:end-glue-point="4">
          <text:p text:style-name="P1"><text:span text:style-name="T1">YES</text:span></text:p>
        </draw:connector>
        <draw:connector draw:style-name="gr6" draw:text-style-name="P6" draw:layer="layout" svg:x1="7.35cm" svg:y1="21.955cm" svg:x2="10.525cm" svg:y2="23.224cm" draw:start-shape="id10" draw:end-shape="id11" draw:end-glue-point="5">
          <text:p text:style-name="P3"/>
        </draw:connector>
        <draw:connector draw:style-name="gr6" draw:text-style-name="P6" draw:layer="layout" draw:type="line" svg:x1="11.477cm" svg:y1="23.86cm" svg:x2="11.16cm" svg:y2="25.099cm" draw:start-shape="id11" draw:start-glue-point="6" draw:end-shape="id12">
          <text:p text:style-name="P3"/>
        </draw:connector>
        <draw:connector draw:style-name="gr6" draw:text-style-name="P6" draw:layer="layout" svg:x1="6.715cm" svg:y1="17.192cm" svg:x2="11.794cm" svg:y2="18.957cm" draw:start-shape="id8" draw:end-shape="id9" draw:end-glue-point="4">
          <text:p text:style-name="P3"/>
        </draw:connector>
        <draw:custom-shape draw:style-name="gr9" draw:text-style-name="P1" draw:id="id13" draw:layer="layout" svg:width="2.54cm" svg:height="1.433cm" svg:x="16.24cm" svg:y="21.157cm">
          <text:p text:style-name="P1"><text:span text:style-name="T1">User select the correct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6.24cm" svg:y1="21.873cm" svg:x2="12.43cm" svg:y2="23.225cm" draw:start-shape="id13" draw:end-shape="id11">
          <text:p text:style-name="P3"/>
        </draw:connector>
        <draw:connector draw:style-name="gr8" draw:text-style-name="P2" draw:layer="layout" svg:x1="13.7cm" svg:y1="19.745cm" svg:x2="17.509cm" svg:y2="21.157cm" draw:start-shape="id9" draw:end-shape="id13" draw:end-glue-point="4">
          <text:p text:style-name="P1"><text:span text:style-name="T1">NO</text:span></text:p>
        </draw:connector>
        <draw:custom-shape draw:style-name="gr11" draw:text-style-name="P5" draw:id="id14" draw:layer="layout" svg:width="0.635cm" svg:height="0.635cm" svg:x="1cm" svg:y="1.635cm">
          <text:p text:style-name="P3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5" draw:layer="layout" draw:type="lines" svg:x1="1.635cm" svg:y1="1.952cm" svg:x2="2.27cm" svg:y2="1.952cm" draw:start-shape="id14" draw:start-glue-point="1" draw:end-shape="id4" draw:end-glue-point="5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Delphine Degris-Dard</meta:initial-creator>
    <meta:creation-date>2009-08-28T15:15:21</meta:creation-date>
    <dc:creator>Delphine Degris-Dard</dc:creator>
    <dc:date>2009-08-31T18:13:20</dc:date>
    <meta:editing-cycles>22</meta:editing-cycles>
    <meta:editing-duration>PT3H56M9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